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OpenSymbol" svg:font-family="OpenSymbol"/>
    <style:font-face style:name="apple-system" svg:font-family="apple-system, BlinkMacSystemFont, 'Segoe UI', Roboto, Helvetica, Arial, sans-serif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7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start" style:justify-single-word="false"/>
      <style:text-properties style:text-underline-style="none"/>
    </style:style>
    <style:style style:name="P8" style:family="paragraph" style:parent-style-name="Standard" style:list-style-name="L4">
      <style:paragraph-properties fo:text-align="start" style:justify-single-word="false"/>
      <style:text-properties style:text-underline-style="none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none" style:font-size-asian="12pt" style:font-size-complex="12pt"/>
    </style:style>
    <style:style style:name="P10" style:family="paragraph" style:parent-style-name="Standard" style:list-style-name="L9">
      <style:paragraph-properties fo:text-align="start" style:justify-single-word="false"/>
      <style:text-properties style:font-name="Times New Roman" fo:font-size="12pt" style:text-underline-style="none" style:font-size-asian="12pt" style:font-size-complex="12pt"/>
    </style:style>
    <style:style style:name="P11" style:family="paragraph" style:parent-style-name="Standard" style:list-style-name="L10">
      <style:paragraph-properties fo:text-align="start" style:justify-single-word="false"/>
      <style:text-properties style:font-name="Times New Roman" fo:font-size="12pt" style:text-underline-style="none" style:font-size-asian="12pt" style:font-size-complex="12pt"/>
    </style:style>
    <style:style style:name="P12" style:family="paragraph" style:parent-style-name="Standard" style:list-style-name="L11">
      <style:paragraph-properties fo:text-align="start" style:justify-single-word="false"/>
      <style:text-properties style:font-name="Times New Roman" fo:font-size="12pt" style:text-underline-style="none" style:font-size-asian="12pt" style:font-size-complex="12pt"/>
    </style:style>
    <style:style style:name="P13" style:family="paragraph" style:parent-style-name="Standard" style:list-style-name="L13">
      <style:paragraph-properties fo:text-align="start" style:justify-single-word="false"/>
      <style:text-properties style:font-name="Times New Roman" fo:font-size="12pt" style:text-underline-style="non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variant="normal" fo:text-transform="none" fo:color="#444444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444444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444444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7" style:family="text">
      <style:text-properties fo:font-variant="normal" fo:text-transform="none" fo:color="#444444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444444" style:font-name="Times New Roman" fo:font-size="12pt" fo:letter-spacing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language="en" fo:country="none" fo:font-style="normal" fo:font-weight="bold" style:font-size-asian="12pt" style:font-size-complex="12pt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13" style:family="text">
      <style:text-properties style:font-name="Times New Roman"/>
    </style:style>
    <style:style style:name="T14" style:family="text">
      <style:text-properties fo:color="#444444" style:font-name="Times New Roman" fo:font-size="12pt" fo:letter-spacing="normal" fo:font-weight="normal" style:font-size-asian="12pt" style:font-size-complex="12pt"/>
    </style:style>
    <style:style style:name="T15" style:family="text">
      <style:text-properties fo:color="#000000" fo:font-size="12pt" style:text-underline-style="none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6">I/ Presentation du Projet</text:p>
      <text:p text:style-name="P2"/>
      <text:p text:style-name="P2">Dans le cadre de la formation SIMPLON “Coder et Deployer une application web simple” nous devons realiser un FORUM sur le sujet de notre choix.</text:p>
      <text:p text:style-name="P2">Nous sommes 4 personnes dans notre equipe, avec un role precis pour chacun d'entre nous.</text:p>
      <text:list xml:id="list1829648281837194296" text:style-name="L2">
        <text:list-item>
          <text:list>
            <text:list-item>
              <text:p text:style-name="P4">Un(e) chef de projet</text:p>
            </text:list-item>
            <text:list-item>
              <text:p text:style-name="P4">Un(e) developpeur(se) front-end</text:p>
            </text:list-item>
            <text:list-item>
              <text:p text:style-name="P4">Un(e) developpeur(se) back-end</text:p>
            </text:list-item>
            <text:list-item>
              <text:p text:style-name="P4">Un(e) designer</text:p>
            </text:list-item>
            <text:list-item>
              <text:p text:style-name="P4"/>
            </text:list-item>
          </text:list>
        </text:list-item>
      </text:list>
      <text:p text:style-name="P2">Le theme de notre FORUM est :</text:p>
      <text:p text:style-name="P2">Il est base sur le partage de creations de design pour le web incluant :</text:p>
      <text:list xml:id="list1250098851384220469" text:style-name="L1">
        <text:list-item>
          <text:list>
            <text:list-item>
              <text:p text:style-name="P3">logos</text:p>
            </text:list-item>
            <text:list-item>
              <text:p text:style-name="P3">palette de couleurs</text:p>
            </text:list-item>
            <text:list-item>
              <text:p text:style-name="P3">design pour page d'accueil</text:p>
            </text:list-item>
            <text:list-item>
              <text:p text:style-name="P3">creation impliquant un outil numerique : photoshop, (Ben tu peux rajouter tout ce que tu es habitue a utiliser!)</text:p>
            </text:list-item>
            <text:list-item>
              <text:p text:style-name="P3">animations</text:p>
            </text:list-item>
            <text:list-item>
              <text:p text:style-name="P3">etc...</text:p>
            </text:list-item>
            <text:list-item>
              <text:p text:style-name="P3"/>
            </text:list-item>
          </text:list>
        </text:list-item>
      </text:list>
      <text:p text:style-name="P2">Le but est bien evidemment de developper un site au niveau front end mais aussi back end et d'experimenter un travail de groupe et une dead line.</text:p>
      <text:p text:style-name="P2"/>
      <text:p text:style-name="P2">Cependant, nous avons choisit le sujet de notre FORUM de maniere a pouvoir l'utiliser comme ressources pour nos futur creation!</text:p>
      <text:p text:style-name="P2"/>
      <text:p text:style-name="P2">Le site sera en francais et de preference adapter au format tablette et mobile.</text:p>
      <text:p text:style-name="P2"/>
      <text:p text:style-name="P6">II/Description graphique et ergonomique</text:p>
      <text:p text:style-name="P6"><text:span text:style-name="T3"/></text:p>
      <text:p text:style-name="P6"><text:span text:style-name="T3"><text:tab/>1. Charte graphique</text:span></text:p>
      <text:p text:style-name="P7"/>
      <text:list xml:id="list5853372970743482138" text:style-name="L4">
        <text:list-item>
          <text:list>
            <text:list-item>
              <text:p text:style-name="P8">couleur predominante</text:p>
            </text:list-item>
            <text:list-item>
              <text:p text:style-name="P8">police</text:p>
            </text:list-item>
            <text:list-item>
              <text:p text:style-name="P8">logo</text:p>
            </text:list-item>
          </text:list>
        </text:list-item>
      </text:list>
      <text:p text:style-name="P7"/>
      <text:p text:style-name="P7"><text:span text:style-name="T1"><text:tab/>2. Design</text:span></text:p>
      <text:p text:style-name="P7">.</text:p>
      <text:list xml:id="list920856333215417450" text:style-name="L7">
        <text:list-item>
          <text:list>
            <text:list-item>
              <text:p text:style-name="P5"><text:span text:style-name="T2">flat design :</text:span><text:span text:style-name="T15"> </text:span><text:span text:style-name="T9">Le </text:span><text:span text:style-name="T10">design plat </text:span><text:span text:style-name="T9">ou </text:span><text:span text:style-name="T11">flat design </text:span><text:span text:style-name="T9">est un style de design d'</text:span><text:a xlink:type="simple" xlink:href="https://fr.wikipedia.org/wiki/Interface_graphique" text:style-name="Internet_20_link" text:visited-style-name="Visited_20_Internet_20_Link">interface graphique</text:a><text:span text:style-name="T12"> </text:span><text:span text:style-name="T9">caractérisé par son minimalisme. Il se base sur l'emploi de formes simples, d'</text:span><text:a xlink:type="simple" xlink:href="https://fr.wikipedia.org/wiki/Aplat" text:style-name="Internet_20_link" text:visited-style-name="Visited_20_Internet_20_Link">aplats</text:a><text:span text:style-name="T12"> </text:span><text:span text:style-name="T9">de couleurs vives et de jeux de typographie.</text:span></text:p>
            </text:list-item>
            <text:list-item>
              <text:p text:style-name="P5"><text:span text:style-name="T13">effet parallaxe : </text:span><text:span text:style-name="T4">Il s'agit d'un terme générique correspondant au déplacement de plusieurs éléments sur des couches et à des vitesses différentes. Au </text:span><text:span text:style-name="Emphasis"><text:span text:style-name="T14">scroll</text:span></text:span><text:span text:style-name="Emphasis"><text:span text:style-name="T8"> </text:span></text:span><text:span text:style-name="T4">(défilement de la vue) ou en fonction des coordonnées de la souris, les positions des différents fonds (ou éléments à animer) vont changer, ce qui va générer un effet de profondeur. </text:span></text:p>
              <text:p text:style-name="P5"><text:soft-page-break/><text:span text:style-name="T4">(</text:span><text:a xlink:type="simple" xlink:href="https://www.alsacreations.com/tuto/lire/1417-zoom-sur-effet-parallaxe.html" text:style-name="Internet_20_link" text:visited-style-name="Visited_20_Internet_20_Link">https://www.alsacreations.com/tuto/lire/1417-zoom-sur-effet-parallaxe.html</text:a><text:span text:style-name="T4">)</text:span></text:p>
            </text:list-item>
            <text:list-item>
              <text:p text:style-name="P5"><text:span text:style-name="T4">ecran partagé (</text:span><text:a xlink:type="simple" xlink:href="http://www.spatuleprod.com/" text:style-name="Internet_20_link" text:visited-style-name="Visited_20_Internet_20_Link">http://www.spatuleprod.com</text:a><text:span text:style-name="T4">)</text:span></text:p>
            </text:list-item>
            <text:list-item>
              <text:p text:style-name="P5"><text:span text:style-name="T4">grille asymétrique</text:span></text:p>
            </text:list-item>
            <text:list-item>
              <text:p text:style-name="P5"><text:span text:style-name="T4">formes organiques et obliques</text:span></text:p>
            </text:list-item>
            <text:list-item>
              <text:p text:style-name="P5"><text:span text:style-name="T4">visuel au format SVG (</text:span><text:a xlink:type="simple" xlink:href="http://www.hongkiat.com/" text:style-name="Internet_20_link" text:visited-style-name="Visited_20_Internet_20_Link">www.hongkiat.com</text:a><text:span text:style-name="T6">)</text:span></text:p>
            </text:list-item>
            <text:list-item>
              <text:p text:style-name="P5"><text:span text:style-name="T4">animations déclenchées <text:s/>(</text:span><text:a xlink:type="simple" xlink:href="http://www.doggoforhire.com/" text:style-name="Internet_20_link" text:visited-style-name="Visited_20_Internet_20_Link">www.doggoforhire.com</text:a><text:span text:style-name="T6">)</text:span></text:p>
            </text:list-item>
            <text:list-item>
              <text:p text:style-name="P5"><text:span text:style-name="T4">contenu par l’image</text:span></text:p>
            </text:list-item>
          </text:list>
        </text:list-item>
      </text:list>
      <text:p text:style-name="P2"><text:span text:style-name="T5"><text:tab/></text:span></text:p>
      <text:p text:style-name="P2"><text:span text:style-name="T5"><text:tab/>3.</text:span><text:span text:style-name="T7">Maquette</text:span></text:p>
      <text:p text:style-name="P9"/>
      <text:p text:style-name="P9">III/Description fonctionnelle et technique </text:p>
      <text:p text:style-name="P9"/>
      <text:p text:style-name="P9"><text:tab/>1.Arborescence du site :</text:p>
      <text:p text:style-name="P9"/>
      <text:list xml:id="list5239001098620797809" text:style-name="L10">
        <text:list-item>
          <text:p text:style-name="P11">une page d'acceuil : Nom de FORUM, nav bar (log in sign in), petite presentation, barre de recherche par themes, fil de discussion les plus recents</text:p>
        </text:list-item>
        <text:list-item>
          <text:p text:style-name="P11">des pages de discussion : chaque discussion ouverte par un membre inscrit sera un lien vers une autre page et contiendra sa question et les differentes reponses des autres membres inscrit</text:p>
        </text:list-item>
        <text:list-item>
          <text:p text:style-name="P11">une page de ressources ou les administrateurs pourraient poster des ressources <text:s/>avec possibilite de liker les posts</text:p>
        </text:list-item>
      </text:list>
      <text:p text:style-name="P9"/>
      <text:p text:style-name="P9"><text:tab/>2.Description fonctionnelle :</text:p>
      <text:p text:style-name="P9"/>
      <text:list xml:id="list1457966148757823677" text:style-name="L11">
        <text:list-item>
          <text:list>
            <text:list-item>
              <text:p text:style-name="P12">chaque membre devra s'inscrire pour pouvoir poster des commentaires :</text:p>
              <text:p text:style-name="P12">- nom</text:p>
              <text:p text:style-name="P12">- prenom</text:p>
              <text:p text:style-name="P12">- adresse email</text:p>
              <text:p text:style-name="P12">- adresse de residence</text:p>
              <text:p text:style-name="P12">- pseudo</text:p>
              <text:p text:style-name="P12">- mot de passe</text:p>
            </text:list-item>
            <text:list-item>
              <text:p text:style-name="P12">il se verra alors attribue un profil public </text:p>
            </text:list-item>
            <text:list-item>
              <text:p text:style-name="P12">se profil public contiendra le nombres de post effectue sur le forum, le nombre de reponses aux questions, pourquoi pas des centres d'interet</text:p>
              <text:p text:style-name="P12"/>
            </text:list-item>
          </text:list>
        </text:list-item>
      </text:list>
      <text:p text:style-name="P9"><text:tab/>3.Contraintes techniques :</text:p>
      <text:p text:style-name="P9"/>
      <text:list xml:id="list6012625433238389225" text:style-name="L13">
        <text:list-item>
          <text:p text:style-name="P13">hebergement et nom de domaine?</text:p>
        </text:list-item>
        <text:list-item>
          <text:p text:style-name="P13">compatibilite avec les differents navigateur</text:p>
        </text:list-item>
        <text:list-item>
          <text:p text:style-name="P13">gestion de la base de donne</text:p>
        </text:list-item>
        <text:list-item>
          <text:p text:style-name="P13">langage utilise</text:p>
        </text:list-item>
      </text:list>
      <text:p text:style-name="P9"/>
      <text:list xml:id="list1349133545920071228" text:style-name="L9">
        <text:list-item>
          <text:list>
            <text:list-item>
              <text:list>
                <text:list-header>
                  <text:p text:style-name="P10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OpenSymbol" svg:font-family="OpenSymbol"/>
    <style:font-face style:name="apple-system" svg:font-family="apple-system, BlinkMacSystemFont, 'Segoe UI', Roboto, Helvetica, Arial, sans-serif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gnes Carletto</meta:initial-creator>
    <meta:creation-date>2018-06-25T19:46:42.92</meta:creation-date>
    <meta:document-statistic meta:table-count="0" meta:image-count="0" meta:object-count="0" meta:page-count="2" meta:paragraph-count="57" meta:word-count="501" meta:character-count="2991"/>
    <dc:date>2018-06-25T20:57:22.47</dc:date>
    <dc:creator>Agnes Carletto</dc:creator>
    <meta:editing-duration>PT4M36S</meta:editing-duration>
    <meta:editing-cycles>1</meta:editing-cycles>
    <meta:generator>OpenOffice/4.1.5$Win32 OpenOffice.org_project/415m1$Build-9789</meta:generator>
  </office:meta>
</office:document-meta>
</file>